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 table:number-rows-repeated="104851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8:38:09.913870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4T18:52:57.920707779</dc:date>
    <meta:editing-duration>P3DT15H56M34S</meta:editing-duration>
    <meta:editing-cycles>58</meta:editing-cycles>
    <meta:document-statistic meta:table-count="2" meta:cell-count="192" meta:object-count="0"/>
  </office:meta>
</office:document-meta>
</file>